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224cm" table:align="center" style:writing-mode="lr-tb"/>
    </style:style>
    <style:style style:name="Tabela1.A" style:family="table-column">
      <style:table-column-properties style:column-width="2.244cm"/>
    </style:style>
    <style:style style:name="Tabela1.B" style:family="table-column">
      <style:table-column-properties style:column-width="7.622cm"/>
    </style:style>
    <style:style style:name="Tabela1.C" style:family="table-column">
      <style:table-column-properties style:column-width="2.685cm"/>
    </style:style>
    <style:style style:name="Tabela1.D" style:family="table-column">
      <style:table-column-properties style:column-width="2.674cm"/>
    </style:style>
    <style:style style:name="Tabela1.A1" style:family="table-cell">
      <style:table-cell-properties style:vertical-align="top" fo:padding="0cm" fo:border="0.5pt solid #000000"/>
    </style:style>
    <style:style style:name="Tabela1.D1" style:family="table-cell">
      <style:table-cell-properties style:vertical-align="top" fo:padding-left="0.203cm" fo:padding-right="0.203cm" fo:padding-top="0cm" fo:padding-bottom="0cm" fo:border="0.5pt solid #000000"/>
    </style:style>
    <style:style style:name="Tabela2" style:family="table">
      <style:table-properties style:width="15.425cm" table:align="center" style:writing-mode="lr-tb"/>
    </style:style>
    <style:style style:name="Tabela2.A" style:family="table-column">
      <style:table-column-properties style:column-width="2.249cm"/>
    </style:style>
    <style:style style:name="Tabela2.B" style:family="table-column">
      <style:table-column-properties style:column-width="7.62cm"/>
    </style:style>
    <style:style style:name="Tabela2.C" style:family="table-column">
      <style:table-column-properties style:column-width="2.672cm"/>
    </style:style>
    <style:style style:name="Tabela2.D" style:family="table-column">
      <style:table-column-properties style:column-width="2.884cm"/>
    </style:style>
    <style:style style:name="Tabela2.A1" style:family="table-cell">
      <style:table-cell-properties style:vertical-align="top" fo:padding="0cm" fo:border="0.5pt solid #000000"/>
    </style:style>
    <style:style style:name="Tabela2.D1" style:family="table-cell">
      <style:table-cell-properties style:vertical-align="top" fo:padding-left="0.203cm" fo:padding-right="0.203cm" fo:padding-top="0cm" fo:padding-bottom="0cm" fo:border="0.5pt solid #000000"/>
    </style:style>
    <style:style style:name="Tabela3" style:family="table">
      <style:table-properties style:width="15.224cm" table:align="center" style:writing-mode="lr-tb"/>
    </style:style>
    <style:style style:name="Tabela3.A" style:family="table-column">
      <style:table-column-properties style:column-width="2.244cm"/>
    </style:style>
    <style:style style:name="Tabela3.B" style:family="table-column">
      <style:table-column-properties style:column-width="7.622cm"/>
    </style:style>
    <style:style style:name="Tabela3.C" style:family="table-column">
      <style:table-column-properties style:column-width="2.685cm"/>
    </style:style>
    <style:style style:name="Tabela3.D" style:family="table-column">
      <style:table-column-properties style:column-width="2.674cm"/>
    </style:style>
    <style:style style:name="Tabela3.A1" style:family="table-cell">
      <style:table-cell-properties style:vertical-align="top" fo:padding="0cm" fo:border="0.5pt solid #000000"/>
    </style:style>
    <style:style style:name="Tabela3.D1" style:family="table-cell">
      <style:table-cell-properties style:vertical-align="top" fo:padding-left="0.203cm" fo:padding-right="0.203cm" fo:padding-top="0cm" fo:padding-bottom="0cm" fo:border="0.5pt solid #000000"/>
    </style:style>
    <style:style style:name="Tabela4" style:family="table">
      <style:table-properties style:width="15.266cm" table:align="center" style:writing-mode="lr-tb"/>
    </style:style>
    <style:style style:name="Tabela4.A" style:family="table-column">
      <style:table-column-properties style:column-width="2.249cm"/>
    </style:style>
    <style:style style:name="Tabela4.B" style:family="table-column">
      <style:table-column-properties style:column-width="7.62cm"/>
    </style:style>
    <style:style style:name="Tabela4.C" style:family="table-column">
      <style:table-column-properties style:column-width="2.672cm"/>
    </style:style>
    <style:style style:name="Tabela4.D" style:family="table-column">
      <style:table-column-properties style:column-width="2.725cm"/>
    </style:style>
    <style:style style:name="Tabela4.A1" style:family="table-cell">
      <style:table-cell-properties style:vertical-align="top" fo:padding="0cm" fo:border="0.5pt solid #000000"/>
    </style:style>
    <style:style style:name="Tabela4.D1" style:family="table-cell">
      <style:table-cell-properties style:vertical-align="top" fo:padding-left="0.203cm" fo:padding-right="0.203cm" fo:padding-top="0cm" fo:padding-bottom="0cm" fo:border="0.5pt solid #000000"/>
    </style:style>
    <style:style style:name="Tabela5" style:family="table">
      <style:table-properties style:width="15.224cm" table:align="center" style:writing-mode="lr-tb"/>
    </style:style>
    <style:style style:name="Tabela5.A" style:family="table-column">
      <style:table-column-properties style:column-width="2.244cm"/>
    </style:style>
    <style:style style:name="Tabela5.B" style:family="table-column">
      <style:table-column-properties style:column-width="7.622cm"/>
    </style:style>
    <style:style style:name="Tabela5.C" style:family="table-column">
      <style:table-column-properties style:column-width="2.685cm"/>
    </style:style>
    <style:style style:name="Tabela5.D" style:family="table-column">
      <style:table-column-properties style:column-width="2.674cm"/>
    </style:style>
    <style:style style:name="Tabela5.A1" style:family="table-cell">
      <style:table-cell-properties style:vertical-align="top" fo:padding="0cm" fo:border="0.5pt solid #000000"/>
    </style:style>
    <style:style style:name="Tabela5.D1" style:family="table-cell">
      <style:table-cell-properties style:vertical-align="top" fo:padding-left="0.203cm" fo:padding-right="0.203cm" fo:padding-top="0cm" fo:padding-bottom="0cm" fo:border="0.5pt solid #000000"/>
    </style:style>
    <style:style style:name="Tabela6" style:family="table">
      <style:table-properties style:width="15.224cm" table:align="center" style:writing-mode="lr-tb"/>
    </style:style>
    <style:style style:name="Tabela6.A" style:family="table-column">
      <style:table-column-properties style:column-width="2.244cm"/>
    </style:style>
    <style:style style:name="Tabela6.B" style:family="table-column">
      <style:table-column-properties style:column-width="7.622cm"/>
    </style:style>
    <style:style style:name="Tabela6.C" style:family="table-column">
      <style:table-column-properties style:column-width="2.685cm"/>
    </style:style>
    <style:style style:name="Tabela6.D" style:family="table-column">
      <style:table-column-properties style:column-width="2.674cm"/>
    </style:style>
    <style:style style:name="Tabela6.A1" style:family="table-cell">
      <style:table-cell-properties style:vertical-align="top" fo:padding="0cm" fo:border="0.5pt solid #000000"/>
    </style:style>
    <style:style style:name="Tabela6.D1" style:family="table-cell">
      <style:table-cell-properties style:vertical-align="top" fo:padding-left="0.203cm" fo:padding-right="0.203cm" fo:padding-top="0cm" fo:padding-bottom="0cm" fo:border="0.5pt solid #000000"/>
    </style:style>
    <style:style style:name="Tabela7" style:family="table">
      <style:table-properties style:width="15.224cm" table:align="center" style:writing-mode="lr-tb"/>
    </style:style>
    <style:style style:name="Tabela7.A" style:family="table-column">
      <style:table-column-properties style:column-width="2.244cm"/>
    </style:style>
    <style:style style:name="Tabela7.B" style:family="table-column">
      <style:table-column-properties style:column-width="7.622cm"/>
    </style:style>
    <style:style style:name="Tabela7.C" style:family="table-column">
      <style:table-column-properties style:column-width="2.685cm"/>
    </style:style>
    <style:style style:name="Tabela7.D" style:family="table-column">
      <style:table-column-properties style:column-width="2.674cm"/>
    </style:style>
    <style:style style:name="Tabela7.A1" style:family="table-cell">
      <style:table-cell-properties style:vertical-align="top" fo:padding="0cm" fo:border="0.5pt solid #000000"/>
    </style:style>
    <style:style style:name="Tabela7.D1" style:family="table-cell">
      <style:table-cell-properties style:vertical-align="top" fo:padding-left="0.203cm" fo:padding-right="0.203cm" fo:padding-top="0cm" fo:padding-bottom="0cm" fo:border="0.5pt solid #000000"/>
    </style:style>
    <style:style style:name="Tabela8" style:family="table">
      <style:table-properties style:width="15.266cm" fo:margin-left="0.688cm" table:align="left" style:writing-mode="lr-tb"/>
    </style:style>
    <style:style style:name="Tabela8.A" style:family="table-column">
      <style:table-column-properties style:column-width="2.223cm"/>
    </style:style>
    <style:style style:name="Tabela8.B" style:family="table-column">
      <style:table-column-properties style:column-width="7.594cm"/>
    </style:style>
    <style:style style:name="Tabela8.C" style:family="table-column">
      <style:table-column-properties style:column-width="2.487cm"/>
    </style:style>
    <style:style style:name="Tabela8.D" style:family="table-column">
      <style:table-column-properties style:column-width="2.963cm"/>
    </style:style>
    <style:style style:name="Tabela8.A1" style:family="table-cell">
      <style:table-cell-properties style:vertical-align="top" fo:padding="0cm" fo:border="0.5pt solid #000000"/>
    </style:style>
    <style:style style:name="Tabela9" style:family="table">
      <style:table-properties style:width="16.536cm" table:align="center" style:writing-mode="lr-tb"/>
    </style:style>
    <style:style style:name="Tabela9.A" style:family="table-column">
      <style:table-column-properties style:column-width="6.033cm"/>
    </style:style>
    <style:style style:name="Tabela9.B" style:family="table-column">
      <style:table-column-properties style:column-width="3.466cm"/>
    </style:style>
    <style:style style:name="Tabela9.C" style:family="table-column">
      <style:table-column-properties style:column-width="0.635cm"/>
    </style:style>
    <style:style style:name="Tabela9.D" style:family="table-column">
      <style:table-column-properties style:column-width="6.403cm"/>
    </style:style>
    <style:style style:name="Tabela9.A1" style:family="table-cell">
      <style:table-cell-properties style:vertical-align="top" fo:padding="0cm" fo:border="0.5pt solid #000000"/>
    </style:style>
    <style:style style:name="Tabela9.C1" style:family="table-cell">
      <style:table-cell-properties style:vertical-align="top" fo:padding-left="0.203cm" fo:padding-right="0.203cm" fo:padding-top="0cm" fo:padding-bottom="0cm" fo:border="0.5pt solid #000000"/>
    </style:style>
    <style:style style:name="Tabela10" style:family="table">
      <style:table-properties style:width="15.716cm" table:align="center" style:writing-mode="lr-tb"/>
    </style:style>
    <style:style style:name="Tabela10.A" style:family="table-column">
      <style:table-column-properties style:column-width="2.275cm"/>
    </style:style>
    <style:style style:name="Tabela10.B" style:family="table-column">
      <style:table-column-properties style:column-width="9.71cm"/>
    </style:style>
    <style:style style:name="Tabela10.C" style:family="table-column">
      <style:table-column-properties style:column-width="0.635cm"/>
    </style:style>
    <style:style style:name="Tabela10.D" style:family="table-column">
      <style:table-column-properties style:column-width="3.096cm"/>
    </style:style>
    <style:style style:name="Tabela10.A1" style:family="table-cell">
      <style:table-cell-properties style:vertical-align="top" fo:padding="0cm" fo:border="0.5pt solid #000000"/>
    </style:style>
    <style:style style:name="Tabela10.C1" style:family="table-cell">
      <style:table-cell-properties style:vertical-align="top" fo:padding-left="0.203cm" fo:padding-right="0.203cm" fo:padding-top="0cm" fo:padding-bottom="0cm" fo:border="0.5pt solid #000000"/>
    </style:style>
    <style:style style:name="Tabela11" style:family="table">
      <style:table-properties style:width="16.51cm" table:align="center" style:writing-mode="lr-tb"/>
    </style:style>
    <style:style style:name="Tabela11.A" style:family="table-column">
      <style:table-column-properties style:column-width="6.033cm"/>
    </style:style>
    <style:style style:name="Tabela11.B" style:family="table-column">
      <style:table-column-properties style:column-width="3.457cm"/>
    </style:style>
    <style:style style:name="Tabela11.C" style:family="table-column">
      <style:table-column-properties style:column-width="0.635cm"/>
    </style:style>
    <style:style style:name="Tabela11.D" style:family="table-column">
      <style:table-column-properties style:column-width="6.385cm"/>
    </style:style>
    <style:style style:name="Tabela11.A1" style:family="table-cell">
      <style:table-cell-properties style:vertical-align="top" fo:padding="0cm" fo:border="0.5pt solid #000000"/>
    </style:style>
    <style:style style:name="Tabela11.C1" style:family="table-cell">
      <style:table-cell-properties style:vertical-align="top" fo:padding-left="0.203cm" fo:padding-right="0.203cm" fo:padding-top="0cm" fo:padding-bottom="0cm" fo:border="0.5pt solid #000000"/>
    </style:style>
    <style:style style:name="Tabela12" style:family="table">
      <style:table-properties style:width="15.716cm" table:align="center" style:writing-mode="lr-tb"/>
    </style:style>
    <style:style style:name="Tabela12.A" style:family="table-column">
      <style:table-column-properties style:column-width="2.275cm"/>
    </style:style>
    <style:style style:name="Tabela12.B" style:family="table-column">
      <style:table-column-properties style:column-width="9.71cm"/>
    </style:style>
    <style:style style:name="Tabela12.C" style:family="table-column">
      <style:table-column-properties style:column-width="0.635cm"/>
    </style:style>
    <style:style style:name="Tabela12.D" style:family="table-column">
      <style:table-column-properties style:column-width="3.096cm"/>
    </style:style>
    <style:style style:name="Tabela12.A1" style:family="table-cell">
      <style:table-cell-properties style:vertical-align="top" fo:padding="0cm" fo:border="0.5pt solid #000000"/>
    </style:style>
    <style:style style:name="Tabela12.C1" style:family="table-cell">
      <style:table-cell-properties style:vertical-align="top" fo:padding-left="0.203cm" fo:padding-right="0.203cm" fo:padding-top="0cm" fo:padding-bottom="0cm" fo:border="0.5pt solid #000000"/>
    </style:style>
    <style:style style:name="Tabela13" style:family="table">
      <style:table-properties style:width="16.51cm" table:align="center" style:writing-mode="lr-tb"/>
    </style:style>
    <style:style style:name="Tabela13.A" style:family="table-column">
      <style:table-column-properties style:column-width="6.033cm"/>
    </style:style>
    <style:style style:name="Tabela13.B" style:family="table-column">
      <style:table-column-properties style:column-width="3.457cm"/>
    </style:style>
    <style:style style:name="Tabela13.C" style:family="table-column">
      <style:table-column-properties style:column-width="0.635cm"/>
    </style:style>
    <style:style style:name="Tabela13.D" style:family="table-column">
      <style:table-column-properties style:column-width="6.385cm"/>
    </style:style>
    <style:style style:name="Tabela13.A1" style:family="table-cell">
      <style:table-cell-properties style:vertical-align="top" fo:padding="0cm" fo:border="0.5pt solid #000000"/>
    </style:style>
    <style:style style:name="Tabela13.C1" style:family="table-cell">
      <style:table-cell-properties style:vertical-align="top" fo:padding-left="0.203cm" fo:padding-right="0.203cm" fo:padding-top="0cm" fo:padding-bottom="0cm" fo:border="0.5pt solid #000000"/>
    </style:style>
    <style:style style:name="Tabela14" style:family="table">
      <style:table-properties style:width="15.716cm" table:align="center" style:writing-mode="lr-tb"/>
    </style:style>
    <style:style style:name="Tabela14.A" style:family="table-column">
      <style:table-column-properties style:column-width="2.275cm"/>
    </style:style>
    <style:style style:name="Tabela14.B" style:family="table-column">
      <style:table-column-properties style:column-width="9.71cm"/>
    </style:style>
    <style:style style:name="Tabela14.C" style:family="table-column">
      <style:table-column-properties style:column-width="0.635cm"/>
    </style:style>
    <style:style style:name="Tabela14.D" style:family="table-column">
      <style:table-column-properties style:column-width="3.096cm"/>
    </style:style>
    <style:style style:name="Tabela14.A1" style:family="table-cell">
      <style:table-cell-properties style:vertical-align="top" fo:padding="0cm" fo:border="0.5pt solid #000000"/>
    </style:style>
    <style:style style:name="Tabela14.C1" style:family="table-cell">
      <style:table-cell-properties style:vertical-align="top" fo:padding-left="0.203cm" fo:padding-right="0.203cm" fo:padding-top="0cm" fo:padding-bottom="0cm" fo:border="0.5pt solid #000000"/>
    </style:style>
    <style:style style:name="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222222" fo:font-size="18pt" fo:background-color="#ffffff" style:font-size-asian="18pt" style:font-size-complex="18pt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9" style:family="paragraph" style:parent-style-name="Standard">
      <style:paragraph-properties fo:line-height="100%" fo:text-align="center" style:justify-single-word="false" fo:break-before="auto" fo:break-after="auto" fo:keep-with-next="always" style:writing-mode="lr-tb"/>
    </style:style>
    <style:style style:name="P10" style:family="paragraph" style:parent-style-name="Standard">
      <style:paragraph-properties fo:line-height="100%" fo:text-align="start" style:justify-single-word="false" fo:break-before="auto" fo:break-after="auto" fo:keep-with-next="always" style:writing-mode="lr-tb"/>
    </style:style>
    <style:style style:name="P11" style:family="paragraph" style:parent-style-name="Standard">
      <style:paragraph-properties fo:line-height="100%" fo:break-before="auto" fo:break-after="auto" fo:keep-with-next="always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auto" fo:break-after="auto" fo:keep-with-next="always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3" style:family="paragraph" style:parent-style-name="Standard">
      <style:paragraph-properties fo:line-height="100%" fo:text-align="center" style:justify-single-word="false" fo:break-before="auto" fo:break-after="auto" fo:keep-with-next="always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15" style:family="paragraph" style:parent-style-name="Standard">
      <style:paragraph-properties fo:margin-left="-0.053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1.27cm" fo:margin-right="0cm" fo:line-height="150%" fo:text-align="center" style:justify-single-word="false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18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2cm" style:auto-text-indent="false" fo:break-before="auto" fo:break-after="auto" style:writing-mode="lr-tb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17cm" style:auto-text-indent="false" fo:break-before="auto" fo:break-after="auto" style:writing-mode="lr-tb"/>
    </style:style>
    <style:style style:name="P24" style:family="paragraph" style:parent-style-name="Standard">
      <style:paragraph-properties fo:margin-left="0.714cm" fo:margin-right="-0.212cm" fo:line-height="100%" fo:text-align="center" style:justify-single-word="false" fo:text-indent="0cm" style:auto-text-indent="false" fo:break-before="auto" fo:break-after="auto" fo:keep-with-next="always" style:writing-mode="lr-tb"/>
    </style:style>
    <style:style style:name="P25" style:family="paragraph" style:parent-style-name="Standard">
      <style:paragraph-properties fo:margin-left="0cm" fo:margin-right="-1.799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7" style:family="paragraph" style:parent-style-name="Standard" style:list-style-name="LS1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28" style:family="paragraph" style:parent-style-name="Standard" style:list-style-name="LS2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29" style:family="paragraph" style:parent-style-name="Standard" style:list-style-name="LS3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30" style:family="paragraph" style:parent-style-name="Standard" style:list-style-name="LS1">
      <style:paragraph-properties fo:margin-top="0cm" fo:margin-bottom="0cm" style:contextual-spacing="false" fo:line-height="115%" fo:text-align="justify" style:justify-single-word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1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2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33" style:family="paragraph" style:parent-style-name="Standard">
      <style:paragraph-properties fo:margin-left="1.27cm" fo:margin-right="0cm" fo:line-height="115%" fo:text-align="justify" style:justify-single-word="false" fo:text-indent="0cm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2cm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222222" fo:font-size="18pt" fo:background-color="#ffffff" loext:char-shading-value="0" style:font-size-asian="18pt" style:font-size-complex="18pt"/>
    </style:style>
    <style:style style:name="T2" style:family="text">
      <style:text-properties fo:color="#222222" fo:font-size="18pt" officeooo:rsid="0017ad8d" fo:background-color="#ffffff" loext:char-shading-value="0" style:font-size-asian="18pt" style:font-size-complex="18pt"/>
    </style:style>
    <style:style style:name="T3" style:family="text">
      <style:text-properties fo:color="#222222" fo:font-size="12pt" officeooo:rsid="0017ad8d" fo:background-color="#ffffff" loext:char-shading-value="0" style:font-size-asian="12pt" style:font-size-complex="12pt"/>
    </style:style>
    <style:style style:name="T4" style:family="text">
      <style:text-properties fo:color="#222222" fo:font-size="12pt" fo:font-style="italic" officeooo:rsid="0017ad8d" fo:background-color="#ffffff" loext:char-shading-value="0" style:font-size-asian="12pt" style:font-style-asian="italic" style:font-size-complex="12pt" style:font-style-complex="italic"/>
    </style:style>
    <style:style style:name="T5" style:family="text">
      <style:text-properties fo:color="#222222" fo:font-size="12pt" fo:background-color="#ffffff" loext:char-shading-value="0" style:font-size-asian="12pt" style:font-size-complex="12pt"/>
    </style:style>
    <style:style style:name="T6" style:family="text">
      <style:text-properties fo:color="#222222" fo:font-size="18pt" fo:font-style="italic" fo:background-color="#ffffff" loext:char-shading-value="0" style:font-size-asian="18pt" style:font-style-asian="italic" style:font-size-complex="18pt" style:font-style-complex="italic"/>
    </style:style>
    <style:style style:name="T7" style:family="text">
      <style:text-properties fo:color="#222222" fo:font-size="18pt" fo:background-color="#ffffff" loext:char-shading-value="0" style:font-size-asian="18pt" style:font-size-complex="18pt"/>
    </style:style>
    <style:style style:name="T8" style:family="text">
      <style:text-properties fo:color="#222222" fo:font-size="18pt" officeooo:rsid="0017ad8d" fo:background-color="#ffffff" loext:char-shading-value="0" style:font-size-asian="18pt" style:font-size-complex="18pt"/>
    </style:style>
    <style:style style:name="T9" style:family="text">
      <style:text-properties fo:color="#222222" fo:font-size="12pt" fo:background-color="#ffffff" loext:char-shading-value="0" style:font-size-asian="12pt" style:font-size-complex="12pt"/>
    </style:style>
    <style:style style:name="T10" style:family="text">
      <style:text-properties fo:color="#222222" fo:font-size="12pt" officeooo:rsid="0017ad8d" fo:background-color="#ffffff" loext:char-shading-value="0" style:font-size-asian="12pt" style:font-size-complex="12pt"/>
    </style:style>
    <style:style style:name="T11" style:family="text">
      <style:text-properties fo:color="#222222" fo:font-size="12pt" fo:font-style="italic" fo:background-color="#ffffff" loext:char-shading-value="0" style:font-size-asian="12pt" style:font-style-asian="italic" style:font-size-complex="12pt" style:font-style-complex="italic"/>
    </style:style>
    <style:style style:name="T12" style:family="text">
      <style:text-properties fo:color="#222222" fo:font-size="12pt" fo:font-style="italic" officeooo:rsid="0017ad8d" fo:background-color="#ffffff" loext:char-shading-value="0" style:font-size-asian="12pt" style:font-style-asian="italic" style:font-size-complex="12pt" style:font-style-complex="italic"/>
    </style:style>
    <style:style style:name="T13" style:family="text">
      <style:text-properties fo:color="#222222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222222" fo:font-size="12pt" fo:font-weight="bold" fo:background-color="#ffffff" loext:char-shading-value="0" style:font-size-asian="12pt" style:font-weight-asian="bold" style:font-size-complex="12pt" style:font-weight-complex="bold"/>
    </style:style>
    <style:style style:name="T15" style:family="text">
      <style:text-properties fo:color="#222222" fo:font-size="10pt" fo:background-color="#ffffff" loext:char-shading-value="0" style:font-size-asian="10pt" style:font-size-complex="10pt"/>
    </style:style>
    <style:style style:name="T1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7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8" style:family="text"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>
        <text:changed-region xml:id="ct99030880" text:id="ct99030880">
          <text:deletion>
            <office:change-info>
              <dc:creator>Autor desconhecido</dc:creator>
              <dc:date>2015-05-28T04:53:00</dc:date>
            </office:change-info>
            <text:p text:style-name="P1"><text:span text:style-name="T1">API</text:span></text:p>
          </text:deletion>
        </text:changed-region>
        <text:changed-region xml:id="ct99629808" text:id="ct99629808">
          <text:insertion>
            <office:change-info>
              <dc:creator>Autor desconhecido</dc:creator>
              <dc:date>2015-05-28T04:53:00</dc:date>
            </office:change-info>
          </text:insertion>
        </text:changed-region>
        <text:changed-region xml:id="ct99903264" text:id="ct99903264">
          <text:insertion>
            <office:change-info>
              <dc:creator>Autor desconhecido</dc:creator>
              <dc:date>2015-05-28T04:53:00</dc:date>
            </office:change-info>
          </text:insertion>
        </text:changed-region>
        <text:changed-region xml:id="ct99856064" text:id="ct99856064">
          <text:deletion>
            <office:change-info>
              <dc:creator>Autor desconhecido</dc:creator>
              <dc:date>2015-05-28T04:53:00</dc:date>
            </office:change-info>
            <text:p text:style-name="P1"><text:span text:style-name="T1">Linhas de Processos de Negócio</text:span></text:p>
          </text:deletion>
        </text:changed-region>
        <text:changed-region xml:id="ct99817536" text:id="ct99817536">
          <text:insertion>
            <office:change-info>
              <dc:creator>Autor desconhecido</dc:creator>
              <dc:date>2015-05-28T04:53:00</dc:date>
            </office:change-info>
          </text:insertion>
        </text:changed-region>
        <text:changed-region xml:id="ct100145024" text:id="ct100145024">
          <text:insertion>
            <office:change-info>
              <dc:creator>Autor desconhecido</dc:creator>
              <dc:date>2015-05-28T04:54:00</dc:date>
            </office:change-info>
          </text:insertion>
        </text:changed-region>
        <text:changed-region xml:id="ct99975520" text:id="ct99975520">
          <text:insertion>
            <office:change-info>
              <dc:creator>Autor desconhecido</dc:creator>
              <dc:date>2015-05-28T04:54:00</dc:date>
            </office:change-info>
          </text:insertion>
        </text:changed-region>
        <text:changed-region xml:id="ct100501824" text:id="ct100501824">
          <text:deletion>
            <office:change-info>
              <dc:creator>Autor desconhecido</dc:creator>
              <dc:date>2015-05-28T04:55:00</dc:date>
            </office:change-info>
            <text:p text:style-name="P1"><text:span text:style-name="T2">em JGit e Web Services em Java.</text:span></text:p>
          </text:deletion>
        </text:changed-region>
        <text:changed-region xml:id="ct45325632" text:id="ct45325632">
          <text:insertion>
            <office:change-info>
              <dc:creator>Autor desconhecido</dc:creator>
              <dc:date>2015-05-28T04:51:00</dc:date>
            </office:change-info>
          </text:insertion>
        </text:changed-region>
        <text:changed-region xml:id="ct98785440" text:id="ct98785440">
          <text:deletion>
            <office:change-info>
              <dc:creator>Autor desconhecido</dc:creator>
              <dc:date>2015-05-28T04:52:00</dc:date>
            </office:change-info>
            <text:p text:style-name="P2"><text:span text:style-name="T3">O</text:span></text:p>
          </text:deletion>
        </text:changed-region>
        <text:changed-region xml:id="ct98733008" text:id="ct98733008">
          <text:insertion>
            <office:change-info>
              <dc:creator>Autor desconhecido</dc:creator>
              <dc:date>2015-05-28T04:52:00</dc:date>
            </office:change-info>
          </text:insertion>
        </text:changed-region>
        <text:changed-region xml:id="ct98777056" text:id="ct98777056">
          <text:insertion>
            <office:change-info>
              <dc:creator>Autor desconhecido</dc:creator>
              <dc:date>2015-05-28T04:52:00</dc:date>
            </office:change-info>
          </text:insertion>
        </text:changed-region>
        <text:changed-region xml:id="ct100656352" text:id="ct100656352">
          <text:insertion>
            <office:change-info>
              <dc:creator>Autor desconhecido</dc:creator>
              <dc:date>2015-05-28T04:55:00</dc:date>
            </office:change-info>
          </text:insertion>
        </text:changed-region>
        <text:changed-region xml:id="ct99340960" text:id="ct99340960">
          <text:deletion>
            <office:change-info>
              <dc:creator>Autor desconhecido</dc:creator>
              <dc:date>2015-05-28T04:52:00</dc:date>
            </office:change-info>
            <text:p text:style-name="P2"><text:span text:style-name="T3"><text:s/>vem como resposta a necessidade de auxiliar o controle e versionamento de repositórios de</text:span></text:p>
          </text:deletion>
        </text:changed-region>
        <text:changed-region xml:id="ct97836784" text:id="ct97836784">
          <text:deletion>
            <office:change-info>
              <dc:creator>Autor desconhecido</dc:creator>
              <dc:date>2015-05-28T04:50:00</dc:date>
            </office:change-info>
            <text:p text:style-name="P2"><text:span text:style-name="T3"><text:s/>Linhas de Processos de Negócio (</text:span><text:span text:style-name="T4">LPN</text:span><text:span text:style-name="T3">)</text:span></text:p>
          </text:deletion>
        </text:changed-region>
        <text:changed-region xml:id="ct100862624" text:id="ct100862624">
          <text:insertion>
            <office:change-info>
              <dc:creator>Autor desconhecido</dc:creator>
              <dc:date>2015-05-28T04:55:00</dc:date>
            </office:change-info>
          </text:insertion>
        </text:changed-region>
        <text:changed-region xml:id="ct100795760" text:id="ct100795760">
          <text:deletion>
            <office:change-info>
              <dc:creator>Autor desconhecido</dc:creator>
              <dc:date>2015-05-28T04:55:00</dc:date>
            </office:change-info>
            <text:p text:style-name="P2"><text:span text:style-name="T3">B</text:span></text:p>
          </text:deletion>
        </text:changed-region>
        <text:changed-region xml:id="ct101093728" text:id="ct101093728">
          <text:deletion>
            <office:change-info>
              <dc:creator>Autor desconhecido</dc:creator>
              <dc:date>2015-05-28T04:56:00</dc:date>
            </office:change-info>
            <text:p text:style-name="P2"><text:span text:style-name="T3">asea</text:span></text:p>
          </text:deletion>
        </text:changed-region>
        <text:changed-region xml:id="ct100795968" text:id="ct100795968">
          <text:deletion>
            <office:change-info>
              <dc:creator>Autor desconhecido</dc:creator>
              <dc:date>2015-05-28T04:55:00</dc:date>
            </office:change-info>
            <text:p text:style-name="P2"><text:span text:style-name="T3">do</text:span></text:p>
          </text:deletion>
        </text:changed-region>
        <text:changed-region xml:id="ct100943680" text:id="ct100943680">
          <text:deletion>
            <office:change-info>
              <dc:creator>Autor desconhecido</dc:creator>
              <dc:date>2015-05-28T04:56:00</dc:date>
            </office:change-info>
            <text:p text:style-name="P2"><text:span text:style-name="T3"><text:s/></text:span></text:p>
          </text:deletion>
        </text:changed-region>
        <text:changed-region xml:id="ct100846096" text:id="ct100846096">
          <text:insertion>
            <office:change-info>
              <dc:creator>Autor desconhecido</dc:creator>
              <dc:date>2015-05-28T04:56:00</dc:date>
            </office:change-info>
          </text:insertion>
        </text:changed-region>
        <text:changed-region xml:id="ct101439824" text:id="ct101439824">
          <text:deletion>
            <office:change-info>
              <dc:creator>Autor desconhecido</dc:creator>
              <dc:date>2015-05-28T04:56:00</dc:date>
            </office:change-info>
            <text:p text:style-name="P2"><text:span text:style-name="T3">nos conceitos e funcionalidades do </text:span></text:p>
          </text:deletion>
        </text:changed-region>
        <text:changed-region xml:id="ct97724288" text:id="ct97724288">
          <text:deletion>
            <office:change-info>
              <dc:creator>Autor desconhecido</dc:creator>
              <dc:date>2015-05-28T04:50:00</dc:date>
            </office:change-info>
            <text:p text:style-name="P2"><text:span text:style-name="T3">famoso e bem sucedido controlador de versões </text:span></text:p>
          </text:deletion>
        </text:changed-region>
        <text:changed-region xml:id="ct101462528" text:id="ct101462528">
          <text:deletion>
            <office:change-info>
              <dc:creator>Autor desconhecido</dc:creator>
              <dc:date>2015-05-28T04:56:00</dc:date>
            </office:change-info>
            <text:p text:style-name="P2"><text:span text:style-name="T4">GIT</text:span></text:p>
          </text:deletion>
        </text:changed-region>
        <text:changed-region xml:id="ct99486896" text:id="ct99486896">
          <text:deletion>
            <office:change-info>
              <dc:creator>Autor desconhecido</dc:creator>
              <dc:date>2015-05-28T04:53:00</dc:date>
            </office:change-info>
            <text:p text:style-name="P2"><text:span text:style-name="T5">o</text:span></text:p>
          </text:deletion>
        </text:changed-region>
        <text:changed-region xml:id="ct101626576" text:id="ct101626576">
          <text:deletion>
            <office:change-info>
              <dc:creator>Autor desconhecido</dc:creator>
              <dc:date>2015-05-28T04:56:00</dc:date>
            </office:change-info>
            <text:p text:style-name="P2"><text:span text:style-name="T5"><text:s/>Hidra porém se diferencia </text:span></text:p>
          </text:deletion>
        </text:changed-region>
        <text:changed-region xml:id="ct101646192" text:id="ct101646192">
          <text:insertion>
            <office:change-info>
              <dc:creator>Autor desconhecido</dc:creator>
              <dc:date>2015-05-28T04:57:00</dc:date>
            </office:change-info>
          </text:insertion>
        </text:changed-region>
        <text:changed-region xml:id="ct101700368" text:id="ct101700368">
          <text:deletion>
            <office:change-info>
              <dc:creator>Autor desconhecido</dc:creator>
              <dc:date>2015-05-28T04:57:00</dc:date>
            </office:change-info>
            <text:p text:style-name="P2"><text:span text:style-name="T3">das </text:span><text:span text:style-name="T4">LPNs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Hidra </text:span><text:span text:style-name="T1">- Uma </text:span><text:change text:change-id="ct99030880"/><text:change-start text:change-id="ct99629808"/><text:span text:style-name="T2">Biblioteca</text:span><text:change-end text:change-id="ct99629808"/><text:span text:style-name="T1"> </text:span><text:change-start text:change-id="ct99903264"/><text:span text:style-name="T2">Java </text:span><text:change-end text:change-id="ct99903264"/><text:span text:style-name="T1">para o Desenvolvimento de Repositórios de </text:span><text:change text:change-id="ct99856064"/><text:change-start text:change-id="ct99817536"/><text:span text:style-name="T2">Ativos de Software</text:span><text:change-end text:change-id="ct99817536"/><text:change-start text:change-id="ct100145024"/><text:span text:style-name="T2"> Orientado a Serviços</text:span><text:change-end text:change-id="ct100145024"/><text:span text:style-name="T1"> baseada </text:span><text:change-start text:change-id="ct99975520"/><text:span text:style-name="T2">no modelo RAS</text:span><text:change-end text:change-id="ct99975520"/><text:change text:change-id="ct100501824"/></text:p>
      <text:p text:style-name="P4"/>
      <text:list xml:id="list5864207882519788239" text:style-name="LS1">
        <text:list-item>
          <text:p text:style-name="P30">Abstract</text:p>
        </text:list-item>
        <text:list-item>
          <text:p text:style-name="P27"><text:span text:style-name="T5">Resumo<text:line-break/><text:line-break/>Uma das importantes etapas da gestão de negócios é a modelagem de</text:span></text:p>
        </text:list-item>
      </text:list>
      <text:p text:style-name="P3"><text:span text:style-name="T5">processos, provendo uma visão total de operações e manipulações de artefatos relacionados a um produto. A complexidade de cada negócio e produto gera uma extensa quantidade de artefatos que necessitam de um controle e manutenção. Os controladores de versão existentes atualmente, não comportam todas as necessidades vigentes em manter uma Linha de Processos de Negócio. </text:span></text:p>
      <text:p text:style-name="P2"><text:change-start text:change-id="ct45325632"/><text:span text:style-name="T3">Este trabalho tem por objetivo apresentar </text:span><text:change-end text:change-id="ct45325632"/><text:change text:change-id="ct98785440"/><text:change-start text:change-id="ct98733008"/><text:span text:style-name="T3">o</text:span><text:change-end text:change-id="ct98733008"/><text:span text:style-name="T5"> projeto Hidra</text:span><text:change-start text:change-id="ct98777056"/><text:span text:style-name="T5">, </text:span><text:span text:style-name="T3">uma biblioteca Java que apoia o desenvolvimento de repositórios de ativos de software</text:span><text:change-end text:change-id="ct98777056"/><text:change-start text:change-id="ct100656352"/><text:span text:style-name="T3"> orientado a serviços</text:span><text:change-end text:change-id="ct100656352"/><text:change text:change-id="ct99340960"/><text:change text:change-id="ct97836784"/><text:span text:style-name="T5">. </text:span><text:change-start text:change-id="ct100862624"/><text:span text:style-name="T3">O Hidra </text:span><text:change-end text:change-id="ct100862624"/><text:change text:change-id="ct100795760"/><text:change text:change-id="ct101093728"/><text:change text:change-id="ct100795968"/><text:change text:change-id="ct100943680"/><text:change-start text:change-id="ct100846096"/><text:span text:style-name="T3">abstrai as operações Git, usando a API jGit</text:span><text:change-end text:change-id="ct100846096"/><text:change text:change-id="ct101439824"/><text:change text:change-id="ct97724288"/><text:change text:change-id="ct101462528"/><text:span text:style-name="T5">, </text:span><text:change text:change-id="ct99486896"/><text:change text:change-id="ct101626576"/><text:span text:style-name="T5">levando em consideração a estrutura padrão </text:span><text:change-start text:change-id="ct101646192"/><text:span text:style-name="T3">do modelo RAS</text:span><text:change-end text:change-id="ct101646192"/><text:change text:change-id="ct101700368"/><text:span text:style-name="T5">, e provê mecanismos úteis para o armazenamento de informações relevantes para a gestão, e com o apoio de serviços integrados facilitando a utilização de suas funcionalidades.<text:line-break/><text:line-break/></text:span></text:p>
      <text:list xml:id="list2" text:style-name="LS1">
        <text:list-item>
          <text:p text:style-name="P30">Introdução</text:p>
        </text:list-item>
      </text:list>
      <text:p text:style-name="P5"/>
      <text:p text:style-name="P3"><text:span text:style-name="T5"><text:tab/>Durante a fase de análise e estudo para o desenvolvimento deste trabalho, surgiu a necessidade do desenvolvimento de uma ferramenta capaz de auxiliar a criação de repositórios para LPNs e também que fosse capaz de ser integrado por outros sistemas. Desde então foi feita uma pesquisa relacionada a controladores de versão buscando um conhecimento mais profundo de suas funcionalidades e também suas principais vantagens e desvantagens. Após abordagem de alguns controladores, ficaram em destaque as ferramentas </text:span><text:span text:style-name="T11">Subversion </text:span><text:span text:style-name="T5">e o </text:span><text:span text:style-name="T11">GIT</text:span><text:span text:style-name="T5">, mais especificamente seu plugin para ferramenta de desenvolvimento Eclipse, chamado JGit. </text:span></text:p>
      <text:p text:style-name="P2"><text:span text:style-name="T5">Uma das grandes características do </text:span><text:span text:style-name="T11">Git </text:span><text:span text:style-name="T5">é a possibilidade de criar uma ramificação local (</text:span><text:span text:style-name="T11">branch</text:span><text:span text:style-name="T5">), possibilitando manter uma versão estável de um produto, enquanto os outros desenvolvedores trabalham com suas respectivas alterações para futuras versões. O </text:span><text:span text:style-name="T11">Git </text:span><text:span text:style-name="T5">apresenta diversas melhorias quando comparado com outros </text:span><text:soft-page-break/><text:span text:style-name="T5">controladores de versão, incluindo o </text:span><text:span text:style-name="T11">Subversion</text:span><text:span text:style-name="T5">. Entre elas, podemos citar o tratamento diferenciado dos dados. Conceitualmente, a maior parte dos controladores de versão <text:s/>armazenam informação como uma lista de mudanças por arquivo. Tais controladores <text:s/>tratam a informação e as mantém como um conjunto de arquivos e mudanças feitas a cada arquivo ao longo do tempo. Já o </text:span><text:span text:style-name="T11">Git</text:span><text:span text:style-name="T5"> considera que os dados são como um conjunto de </text:span><text:span text:style-name="T11">snapshots</text:span><text:span text:style-name="T5"> de um </text:span><text:span text:style-name="T11">mini-sistema</text:span><text:span text:style-name="T5"> de arquivos, cada vez que um arquivo é consolidado (</text:span><text:span text:style-name="T11">commit para o seu respectivo branch</text:span><text:span text:style-name="T5">) ou salvo, o estado do projeto no </text:span><text:span text:style-name="T11">Git</text:span><text:span text:style-name="T5"> é salvo, analogamente como se fosse tirada uma foto de todos os arquivos naquele momento e armazenada uma referência para esse estado. Para fins de eficiecia, caso nenhum arquivo tenha sido alterado, a informação não é armazenada novamente, é criado apenas um </text:span><text:span text:style-name="T11">link</text:span><text:span text:style-name="T5"> para o arquivo idêntico ao anterior que já foi armazenado.</text:span></text:p>
      <text:p text:style-name="P2"><text:span text:style-name="T5">A partir da proposta do </text:span><text:span text:style-name="T11">JGit </text:span><text:span text:style-name="T5">foi instaurado um processo de estudo da </text:span><text:span text:style-name="T11">API</text:span><text:span text:style-name="T5">, levando em conta sua documentação e código fonte aberto para estudo. Em paralelo a análise e estudo do componente </text:span><text:span text:style-name="T11">JGit, </text:span><text:span text:style-name="T5">foram estudadas técnicas de implementação de serviços web para integração de sistemas tal qual aplicações de </text:span><text:span text:style-name="T11">Web Services SOAP</text:span><text:span text:style-name="T5"> e </text:span><text:span text:style-name="T11">REST</text:span><text:span text:style-name="T5">.</text:span></text:p>
      <text:p text:style-name="P2"><text:span text:style-name="T5">Em seguida <text:s/>foi abordada a proposta da criação de uma </text:span><text:span text:style-name="T11">API</text:span><text:span text:style-name="T5"> baseada em controle de versionamento e integração via Web Services em Java, para desenvolvimento de repositórios de Linha de Processos de Negócio. </text:span></text:p>
      <text:p text:style-name="P31"><text:line-break/></text:p>
      <text:list xml:id="list3" text:style-name="LS1">
        <text:list-item>
          <text:p text:style-name="P27"><text:span text:style-name="T5">Trabalhos Relacionados<text:line-break/><text:line-break/><text:tab/>No contexto do <text:s/>desenvolvimento</text:span><text:span text:style-name="T15"> </text:span><text:span text:style-name="T5">da </text:span><text:span text:style-name="T11">API Hidra</text:span><text:span text:style-name="T5">, o trabalho do mestrando <text:s/></text:span><text:span text:style-name="T11">Marcio Osshiro,</text:span><text:span text:style-name="T5"> “</text:span><text:span text:style-name="T13">Arquitetura de referência orientada a serviços para repositórios de linhas de processos de negócio (Cambuci-LPN)”</text:span><text:span text:style-name="T5">, possui grande importância para o desenvolvimento deste projeto, sua arquitetura foi usada como base para a estrutura da </text:span><text:span text:style-name="T11"><text:s/>API Hidra</text:span><text:span text:style-name="T5">. </text:span></text:p>
        </text:list-item>
      </text:list>
      <text:p text:style-name="P15"><text:span text:style-name="T5"><text:tab/><text:tab/></text:span><text:span text:style-name="T11">A arquitetura Cambuci-LPN </text:span><text:span text:style-name="T5"><text:s/>dividiu o escopo da aplicação em seis camadas de serviços, sendo elas: camada de aplicação, camada de persistência, camada de apresentação, camada de intermediação, camada de orquestração e camada de qualidade de serviços. Para cada camada de serviço foram definidos requisitos arquiteturais. </text:span></text:p>
      <text:p text:style-name="P15"><text:span text:style-name="T5"><text:tab/><text:tab/>Tais requisitos <text:s/>foram divididos em dois grupos: requisitos arquiteturais do domínio de repositórios de </text:span><text:span text:style-name="T11">LPN </text:span><text:span text:style-name="T5">e requisitos arquiteturais no contexto de serviços. Os requisitos arquiteturais do domínio de repositórios de </text:span><text:span text:style-name="T11">LPN </text:span><text:span text:style-name="T5">tem como conceitos identificados:</text:span></text:p>
      <text:p text:style-name="P33"><text:s/></text:p>
      <text:list xml:id="list4137671345285292243" text:style-name="LS2">
        <text:list-item>
          <text:p text:style-name="P28"><text:span text:style-name="T14">Especificação de LPN:</text:span><text:span text:style-name="T5"> envolve todas as atividades necessárias para a criação da LPN. como exemplo a inclusão de uma LPN.</text:span></text:p>
        </text:list-item>
      </text:list>
      <text:p text:style-name="P17"/>
      <text:list xml:id="list5" text:style-name="LS2">
        <text:list-item>
          <text:p text:style-name="P28"><text:soft-page-break/><text:span text:style-name="T14">Gestão de LPN:</text:span><text:span text:style-name="T5"> envolve todas as atividades necessárias para gerir um ciclo de vida de uma LPN.<text:line-break/></text:span></text:p>
        </text:list-item>
        <text:list-item>
          <text:p text:style-name="P28"><text:span text:style-name="T14">Instanciação de LPN:</text:span><text:span text:style-name="T5"> envolve todas as atividades necessárias para utilizar a LPN, criando uma instância, como a criação de uma LPN.<text:line-break/></text:span></text:p>
        </text:list-item>
        <text:list-item>
          <text:p text:style-name="P28"><text:span text:style-name="T14">Rastreabilidade entre LPN e suas instâncias: </text:span><text:span text:style-name="T5">envolve todas as atividades necessárias para manter a rastreabilidade entre diferentes versões.</text:span></text:p>
        </text:list-item>
      </text:list>
      <text:p text:style-name="P5"/>
      <text:list xml:id="list2721219818663105317" text:style-name="LS3">
        <text:list-item>
          <text:p text:style-name="P29"><text:span text:style-name="T5">Requisitos de primeira instância</text:span></text:p>
        </text:list-item>
      </text:list>
      <text:p text:style-name="P5"><text:tab/></text:p>
      <text:p text:style-name="P3"><text:span text:style-name="T5"><text:tab/>Após análise e estudo da arquitetura de referência Cambuci-LPN, foram estabelecidos os requisitos de primeira ordem a serem desenvolvidos, e que contemplam a API Hidra. Estes requisitos estão relacionados as suas respectivas camadas, e transmitem uma primeira visão das funcionalidades da API.</text:span></text:p>
      <text:p text:style-name="P5"><text:tab/></text:p>
      <text:p text:style-name="P9"><text:bookmark text:name="h.1fob9te"/><text:span text:style-name="T16">Requisitos arquiteturais de repositórios de LPN.</text:span>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6">ID</text:p>
          </table:table-cell>
          <table:table-cell table:style-name="Tabela1.A1" office:value-type="string">
            <text:p text:style-name="P36">Descrição</text:p>
          </table:table-cell>
          <table:table-cell table:style-name="Tabela1.A1" office:value-type="string">
            <text:p text:style-name="P36">Conceitos</text:p>
          </table:table-cell>
          <table:table-cell table:style-name="Tabela1.D1" office:value-type="string">
            <text:p text:style-name="P36">Serviços</text:p>
          </table:table-cell>
        </table:table-row>
      </table:table>
      <text:p text:style-name="P37"><text:tab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9"><text:span text:style-name="T18">RA-RLPN [6]</text:span></text:p>
          </table:table-cell>
          <table:table-cell table:style-name="Tabela2.A1" office:value-type="string">
            <text:p text:style-name="P19"><text:span text:style-name="T18">A arquitetura de referência deve possibilitar que repositórios de LPN notifiquem os interessados sobre mudanças que aconteçam na LPN;</text:span></text:p>
          </table:table-cell>
          <table:table-cell table:style-name="Tabela2.A1" office:value-type="string">
            <text:p text:style-name="P20"><text:span text:style-name="T18">Comunicação </text:span></text:p>
          </table:table-cell>
          <table:table-cell table:style-name="Tabela2.D1" office:value-type="string">
            <text:p text:style-name="P20"><text:span text:style-name="T18">Serviços Ortogonais Organizacionais</text:span></text:p>
          </table:table-cell>
        </table:table-row>
      </table:table>
      <text:p text:style-name="P22"/>
      <text:p text:style-name="P3"><text:span text:style-name="T5"><text:tab/>A API Hidra implementa funcionalidade que permite ao usuário monitorar possíveis mudanças no repositório de uma LPN, seja ela alteração de arquivos, inclusão de novos arquivos, ou a remoção de um </text:span><office:annotation><dc:date>0000-00-00T00:00:00</dc:date><text:p text:style-name="P38"><text:span text:style-name="T20">Verificar se fica melhor arquivo, ou artefato, qual é a granularidade das alterações informadas</text:span></text:p></office:annotation><text:span text:style-name="T5">arquivo.</text:span></text:p>
      <text:p text:style-name="P5"/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36">ID</text:p>
          </table:table-cell>
          <table:table-cell table:style-name="Tabela3.A1" office:value-type="string">
            <text:p text:style-name="P36">Descrição</text:p>
          </table:table-cell>
          <table:table-cell table:style-name="Tabela3.A1" office:value-type="string">
            <text:p text:style-name="P36">Conceitos</text:p>
          </table:table-cell>
          <table:table-cell table:style-name="Tabela3.D1" office:value-type="string">
            <text:p text:style-name="P36">Serviços</text:p>
          </table:table-cell>
        </table:table-row>
      </table:table>
      <text:p text:style-name="P1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9"><text:span text:style-name="T18">RA-RLPN [9]</text:span></text:p>
          </table:table-cell>
          <table:table-cell table:style-name="Tabela4.A1" office:value-type="string">
            <text:p text:style-name="P19"><text:span text:style-name="T18">A arquitetura de referência deve possibilitar que repositórios de LPN aceitem múltiplas fontes de origem de LPNs, com o objetivo de facilitar a integração entre equipes e entre repositórios diferentes;</text:span></text:p>
          </table:table-cell>
          <table:table-cell table:style-name="Tabela4.A1" office:value-type="string">
            <text:p text:style-name="P20"><text:span text:style-name="T18">Gestão da LPN</text:span></text:p>
          </table:table-cell>
          <table:table-cell table:style-name="Tabela4.D1" office:value-type="string">
            <text:p text:style-name="P20"><text:span text:style-name="T18">Serviço Primário</text:span></text:p>
          </table:table-cell>
        </table:table-row>
      </table:table>
      <text:p text:style-name="P22"/>
      <text:p text:style-name="P3"><text:span text:style-name="T5"><text:s text:c="5"/><text:tab/>A disponibilização de recursos na forma de Web Services, facilitará a integração entre repositórios de LPN, a implementação REST permite que cada serviço seja acessado por meio de requisições a URLs.</text:span></text:p>
      <text:p text:style-name="P5"/>
      <text:p text:style-name="P1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6">ID</text:p>
          </table:table-cell>
          <table:table-cell table:style-name="Tabela5.A1" office:value-type="string">
            <text:p text:style-name="P36">Descrição</text:p>
          </table:table-cell>
          <table:table-cell table:style-name="Tabela5.A1" office:value-type="string">
            <text:p text:style-name="P36">Conceitos</text:p>
          </table:table-cell>
          <table:table-cell table:style-name="Tabela5.D1" office:value-type="string">
            <text:p text:style-name="P36">Serviços</text:p>
          </table:table-cell>
        </table:table-row>
      </table:table>
      <text:p text:style-name="P9"><text:soft-page-break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9"><text:span text:style-name="T18">RA-RLPN [10]</text:span></text:p>
          </table:table-cell>
          <table:table-cell table:style-name="Tabela6.A1" office:value-type="string">
            <text:p text:style-name="P19"><text:span text:style-name="T18">A arquitetura de referência deve possibilitar que repositórios de LPN criem e armazenem múltiplas versões de uma mesma LPN;</text:span></text:p>
          </table:table-cell>
          <table:table-cell table:style-name="Tabela6.A1" office:value-type="string">
            <text:p text:style-name="P20"><text:span text:style-name="T18">Versionamento </text:span></text:p>
          </table:table-cell>
          <table:table-cell table:style-name="Tabela6.D1" office:value-type="string">
            <text:p text:style-name="P20"><text:span text:style-name="T18">Serviços Ortogonais de Suporte</text:span></text:p>
          </table:table-cell>
        </table:table-row>
      </table:table>
      <text:p text:style-name="P22"/>
      <text:p text:style-name="P23"><text:span text:style-name="T5">Serviços baseados em controle de versionamento permitem que a API gerencie diferentes versões de uma LPN.</text:span></text:p>
      <text:p text:style-name="P16"><text:bookmark text:name="h.x6ri8hxxyg1j"/><text:span text:style-name="T17">Requisitos arquiteturais do contexto de serviço</text:span></text:p>
      <text:p text:style-name="P1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36">ID</text:p>
          </table:table-cell>
          <table:table-cell table:style-name="Tabela7.A1" office:value-type="string">
            <text:p text:style-name="P36">Descrição</text:p>
          </table:table-cell>
          <table:table-cell table:style-name="Tabela7.A1" office:value-type="string">
            <text:p text:style-name="P36">Conceitos</text:p>
          </table:table-cell>
          <table:table-cell table:style-name="Tabela7.D1" office:value-type="string">
            <text:p text:style-name="P36">Serviços</text:p>
          </table:table-cell>
        </table:table-row>
      </table:table>
      <text:p text:style-name="P24"><text:bookmark text:name="h.2et92p0"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25"><text:span text:style-name="T18">RA-S[11]</text:span></text:p>
          </table:table-cell>
          <table:table-cell table:style-name="Tabela8.A1" office:value-type="string">
            <text:p text:style-name="P19"><text:span text:style-name="T18">A arquitetura de referência deve possibilitar que serviços de repositórios de LPN possam interagir diretamente ou por meio do uso de barramentos de serviço</text:span></text:p>
          </table:table-cell>
          <table:table-cell table:style-name="Tabela8.A1" office:value-type="string">
            <text:p text:style-name="P20"><text:span text:style-name="T18">Interação entre Serviços</text:span></text:p>
          </table:table-cell>
          <table:table-cell table:style-name="Tabela8.A1" office:value-type="string">
            <text:p text:style-name="P20"><text:span text:style-name="T18">Processo de negócio</text:span></text:p>
          </table:table-cell>
        </table:table-row>
      </table:table>
      <text:p text:style-name="P35"><text:tab/></text:p>
      <text:p text:style-name="P3"><text:span text:style-name="T17"><text:tab/></text:span><text:span text:style-name="T19">A utilização de Web Services permite o acesso direto do meio aos serviços.</text:span></text:p>
      <text:p text:style-name="P7"/>
      <text:p text:style-name="P9"><text:bookmark text:name="h.1t3h5sf"/><text:span text:style-name="T17">Requisitos arquiteturais da camada de aplicação.</text:span></text:p>
      <text:p text:style-name="P18"/>
      <text:p text:style-name="P13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36">ID</text:p>
          </table:table-cell>
          <table:table-cell table:style-name="Tabela9.A1" office:value-type="string">
            <text:p text:style-name="P36">Requisitos</text:p>
          </table:table-cell>
          <table:table-cell table:style-name="Tabela9.C1" office:value-type="string">
            <text:p text:style-name="P36">Serviços</text:p>
          </table:table-cell>
          <table:table-cell table:style-name="Tabela9.C1" office:value-type="string">
            <text:p text:style-name="P21"/>
          </table:table-cell>
        </table:table-row>
      </table:table>
      <text:p text:style-name="P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19"><text:span text:style-name="T18">RA-RLPN[1]</text:span></text:p>
          </table:table-cell>
          <table:table-cell table:style-name="Tabela10.A1" office:value-type="string">
            <text:p text:style-name="P19"><text:span text:style-name="T18">A arquitetura de referência deve possibilitar que repositórios de LPN incluam uma nova LPN, que pode ser composto por vários artefatos;</text:span></text:p>
          </table:table-cell>
          <table:table-cell table:style-name="Tabela10.C1" office:value-type="string">
            <text:p text:style-name="P20"><text:span text:style-name="T18">Serviço Primário</text:span></text:p>
          </table:table-cell>
          <table:table-cell table:style-name="Tabela10.C1" office:value-type="string">
            <text:p text:style-name="P21"/>
          </table:table-cell>
        </table:table-row>
      </table:table>
      <text:p text:style-name="P8"/>
      <text:p text:style-name="P8"><text:span text:style-name="T5"><text:tab/>LPNs serão controladas de maneira a gerenciar seus artefatos como um repositório. Cada artefato poderá ser monitorado através de mecanismos que informam ao usuário o status de cada componente.</text:span></text:p>
      <text:p text:style-name="P13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P36">ID</text:p>
          </table:table-cell>
          <table:table-cell table:style-name="Tabela11.A1" office:value-type="string">
            <text:p text:style-name="P36">Requisitos</text:p>
          </table:table-cell>
          <table:table-cell table:style-name="Tabela11.C1" office:value-type="string">
            <text:p text:style-name="P36">S<text:soft-page-break/>erviços</text:p>
          </table:table-cell>
          <table:table-cell table:style-name="Tabela11.C1" office:value-type="string">
            <text:p text:style-name="P21"/>
          </table:table-cell>
        </table:table-row>
      </table:table>
      <text:p text:style-name="P9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P19"><text:span text:style-name="T18">RA-RLPN [3]</text:span></text:p>
          </table:table-cell>
          <table:table-cell table:style-name="Tabela12.A1" office:value-type="string">
            <text:p text:style-name="P19"><text:span text:style-name="T18">A arquitetura de referência deve possibilitar que repositórios de LPN desativem LPNs que não serão mais utilizados;</text:span></text:p>
          </table:table-cell>
          <table:table-cell table:style-name="Tabela12.C1" office:value-type="string">
            <text:p text:style-name="P20"><text:span text:style-name="T18">Serviço Primário</text:span></text:p>
          </table:table-cell>
          <table:table-cell table:style-name="Tabela12.C1" office:value-type="string">
            <text:p text:style-name="P21"/>
          </table:table-cell>
        </table:table-row>
      </table:table>
      <text:p text:style-name="P8"><text:span text:style-name="T5"><text:tab/>Assim como repositórios podem ser descontinuados, e removidos da linha de controle de versionamento, uma LPN poderá ser </text:span><office:annotation><dc:date>0000-00-00T00:00:00</dc:date><text:p text:style-name="P38"><text:span text:style-name="T20">desativada quer dizer excluida ? ou apenas removida da linha de controle ? oq deve ser feito com os aterfatos de uma LPN removida?</text:span></text:p><text:p text:style-name="P38"/><text:p text:style-name="P38"><text:span text:style-name="T20">Após esses requisitos, existiam outros que eram repetidos, pq apareciam na sessão de requisitos arquiteturais de repositório LPN lá em cima. por isso não os coloquei ak</text:span></text:p></office:annotation><text:span text:style-name="T5">desativada.</text:span></text:p>
      <text:p text:style-name="P13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office:value-type="string">
            <text:p text:style-name="P36">ID</text:p>
          </table:table-cell>
          <table:table-cell table:style-name="Tabela13.A1" office:value-type="string">
            <text:p text:style-name="P36">Requisitos</text:p>
          </table:table-cell>
          <table:table-cell table:style-name="Tabela13.C1" office:value-type="string">
            <text:p text:style-name="P36">Serviços</text:p>
          </table:table-cell>
          <table:table-cell table:style-name="Tabela13.C1" office:value-type="string">
            <text:p text:style-name="P21"/>
          </table:table-cell>
        </table:table-row>
      </table:table>
      <text:p text:style-name="P9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>
          <table:table-cell table:style-name="Tabela14.A1" office:value-type="string">
            <text:p text:style-name="P19"><text:span text:style-name="T18">RA-RLPN [8]</text:span></text:p>
          </table:table-cell>
          <table:table-cell table:style-name="Tabela14.A1" office:value-type="string">
            <text:p text:style-name="P19"><text:span text:style-name="T18">A arquitetura de referência deve possibilitar que repositórios de LPN permitam a navegação entre LPNs;</text:span></text:p>
          </table:table-cell>
          <table:table-cell table:style-name="Tabela14.C1" office:value-type="string">
            <text:p text:style-name="P20"><text:span text:style-name="T18">Serviço Primário</text:span></text:p>
          </table:table-cell>
          <table:table-cell table:style-name="Tabela14.C1" office:value-type="string">
            <text:p text:style-name="P21"/>
          </table:table-cell>
        </table:table-row>
      </table:table>
      <text:p text:style-name="P8"/>
      <text:p text:style-name="P6"/>
      <text:p text:style-name="P6"/>
      <text:list xml:id="list9" text:style-name="LS1">
        <text:list-item>
          <text:p text:style-name="P27"><text:span text:style-name="T5">Hidra<text:line-break/><text:line-break/><text:tab/><text:tab/>A necessidade do controle e versionamento de artefatos e Linhas </text:span><text:soft-page-break/><text:span text:style-name="T5">de Processo de Negócio (LPN) no processo de modelagem de negócios, fez surgir a intenção da criação de repositórios de LPNs, juntamente com a ideia de integração de diferentes sistemas que comportem LPNs. Tendo em vista esta necessidade o projeto </text:span><text:span text:style-name="T11">Hidra </text:span><text:span text:style-name="T5">tem por finalidade a criação de uma API que auxilia a criação de repositórios LPN. </text:span></text:p>
        </text:list-item>
      </text:list>
      <text:p text:style-name="P3"><text:span text:style-name="T5"><text:tab/>Para a integração entre diferentes abordagens, busca-se disponibilizar as funcionalidades de um </text:span><text:span text:style-name="T11">RLPN </text:span><text:span text:style-name="T5">(Repositório de Linha de Processos de Negócio) por meio de Web Services baseados em REST.</text:span></text:p>
      <text:p text:style-name="P3"><text:span text:style-name="T5"><text:tab/>Após o conhecimento da arquitetura de referência ..</text:span></text:p>
      <text:p text:style-name="P5"/>
      <text:p text:style-name="P5"/>
      <text:p text:style-name="P5"/>
      <text:list xml:id="list10" text:style-name="LS1">
        <text:list-item>
          <text:p text:style-name="P27"><text:span text:style-name="T5">Trabalhos Futuros</text:span></text:p>
        </text:list-item>
        <text:list-item>
          <text:p text:style-name="P30">Conclusão</text:p>
        </text:list-item>
        <text:list-item>
          <text:p text:style-name="P30">Referência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3.175cm"/>
      </text:list-level-style-bullet>
      <text:list-level-style-number text:level="2" text:style-name="List2Level1" style:num-suffix="." style:num-format="a">
        <style:list-level-properties text:space-before="1.905cm" text:min-label-width="3.175cm"/>
      </text:list-level-style-number>
      <text:list-level-style-number text:level="3" text:style-name="List2Level2" style:num-suffix="." style:num-format="i">
        <style:list-level-properties text:min-label-width="6.35cm" text:min-label-distance="2.858cm" fo:text-align="end"/>
      </text:list-level-style-number>
      <text:list-level-style-number text:level="4" text:style-name="List2Level3" style:num-suffix="." style:num-format="1">
        <style:list-level-properties text:space-before="4.445cm" text:min-label-width="3.175cm"/>
      </text:list-level-style-number>
      <text:list-level-style-number text:level="5" text:style-name="List2Level4" style:num-suffix="." style:num-format="a">
        <style:list-level-properties text:space-before="5.715cm" text:min-label-width="3.175cm"/>
      </text:list-level-style-number>
      <text:list-level-style-number text:level="6" text:style-name="List2Level5" style:num-suffix="." style:num-format="i">
        <style:list-level-properties text:min-label-width="10.16cm" text:min-label-distance="2.858cm" fo:text-align="end"/>
      </text:list-level-style-number>
      <text:list-level-style-number text:level="7" text:style-name="List2Level6" style:num-suffix="." style:num-format="1">
        <style:list-level-properties text:space-before="8.255cm" text:min-label-width="3.175cm"/>
      </text:list-level-style-number>
      <text:list-level-style-number text:level="8" text:style-name="List2Level7" style:num-suffix="." style:num-format="a">
        <style:list-level-properties text:space-before="9.525cm" text:min-label-width="3.175cm"/>
      </text:list-level-style-number>
      <text:list-level-style-number text:level="9" text:style-name="List2Level8" style:num-suffix="." style:num-format="i">
        <style:list-level-properties text:min-label-width="13.97cm" text:min-label-distance="2.85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</meta:editing-cycles>
    <dc:date>2015-05-28T06:28:33.223418968</dc:date>
    <meta:editing-duration>P0D</meta:editing-duration>
    <meta:document-statistic meta:table-count="14" meta:image-count="0" meta:object-count="0" meta:page-count="6" meta:paragraph-count="90" meta:word-count="1269" meta:character-count="8355" meta:non-whitespace-character-count="7133"/>
  </office:meta>
</office:document-meta>
</file>